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table:number-columns-repeated="2"/>
          <table:table-cell table:number-columns-repeated="8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87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36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6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6" table:formula="of:=SUM([.J4:.J29])" office:value-type="float" office:value="271230" calcext:value-type="float">
            <text:p>271230</text:p>
          </table:table-cell>
          <table:table-cell/>
          <table:table-cell table:style-name="ce26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6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5400" calcext:value-type="float">
            <text:p>554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6"/>
          <table:table-cell table:style-name="ce26" table:formula="of:=SUM([.B63:.F63])" office:value-type="float" office:value="55300" calcext:value-type="float">
            <text:p>55300</text:p>
          </table:table-cell>
          <table:table-cell/>
          <table:table-cell table:style-name="ce40" office:value-type="string" calcext:value-type="string">
            <text:p>shabate sksel enq +600-ov</text:p>
          </table:table-cell>
          <table:table-cell table:style-name="ce40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6" table:formula="of:=SUM([.H64:.H89])" office:value-type="float" office:value="55300" calcext:value-type="float">
            <text:p>55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6"/>
          <table:table-cell table:style-name="ce26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6"/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style-name="ce66" table:number-columns-repeated="2"/>
          <table:table-cell table:number-columns-repeated="3"/>
        </table:table-row>
        <table:table-row table:style-name="ro3">
          <table:table-cell table:style-name="ce5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" office:value-type="float" office:value="11000" calcext:value-type="float">
            <text:p>11000</text:p>
          </table:table-cell>
          <table:table-cell table:style-name="ce26" table:formula="of:=SUM([.B3:.F3])" office:value-type="float" office:value="33300" calcext:value-type="float">
            <text:p>33300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style-name="ce87"/>
          <table:table-cell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6"/>
          <table:table-cell table:formula="of:=SUM([.A30:.C30])" office:value-type="float" office:value="949.81884057971" calcext:value-type="float">
            <text:p>9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4770-370</text:p>
          </table:table-cell>
          <table:table-cell table:number-columns-repeated="2"/>
          <table:table-cell office:value-type="float" office:value="64000" calcext:value-type="float">
            <text:p>64000</text:p>
          </table:table-cell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office:value-type="float" office:value="66000" calcext:value-type="float">
            <text:p>660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E30];[.F30])" office:value-type="float" office:value="500" calcext:value-type="float">
            <text:p>500</text:p>
          </table:table-cell>
          <table:table-cell table:style-name="ce58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 table:number-columns-repeated="2"/>
          <table:table-cell table:style-name="ce36"/>
          <table:table-cell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84"/>
          <table:table-cell table:number-columns-repeated="4"/>
          <table:table-cell table:style-name="ce26"/>
          <table:table-cell table:formula="of:=SUM([.B30])" office:value-type="float" office:value="454.166666666667" calcext:value-type="float">
            <text:p>454.1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Hasmik N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26"/>
          <table:table-cell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style-name="ce26" table:formula="of:=SUM([.G4:.G29])" office:value-type="float" office:value="23300" calcext:value-type="float">
            <text:p>23300</text:p>
          </table:table-cell>
          <table:table-cell office:value-type="string" calcext:value-type="string">
            <text:p>Artsvi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style-name="ce26" table:formula="of:=SUM([.I4:.I30])" office:value-type="float" office:value="184400" calcext:value-type="float">
            <text:p>184400</text:p>
          </table:table-cell>
          <table:table-cell/>
          <table:table-cell table:style-name="ce26"/>
          <table:table-cell/>
          <table:table-cell table:style-name="ce26" table:formula="of:=SUM([.M3:.M30])" office:value-type="float" office:value="140000" calcext:value-type="float">
            <text:p>140000</text:p>
          </table:table-cell>
        </table:table-row>
        <table:table-row table:style-name="ro3">
          <table:table-cell table:number-columns-repeated="7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number-columns-repeated="5"/>
        </table:table-row>
        <table:table-row table:style-name="ro3">
          <table:table-cell table:style-name="ce5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  <table:table-cell table:style-name="ce26"/>
          <table:table-cell table:style-name="ce26" table:formula="of:=SUM([.B34:.F34])" office:value-type="float" office:value="22300" calcext:value-type="float">
            <text:p>22300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table:style-name="ce58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61:.E61])" office:value-type="float" office:value="970.075757575758" calcext:value-type="float">
            <text:p>970.0757575758</text:p>
          </table:table-cell>
          <table:table-cell table:style-name="ce58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C61])" office:value-type="float" office:value="970.075757575758" calcext:value-type="float">
            <text:p>970.0757575758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 table:number-columns-repeated="2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])" office:value-type="float" office:value="479.166666666667" calcext:value-type="float">
            <text:p>479.1666666667</text:p>
          </table:table-cell>
          <table:table-cell table:style-name="ce58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table:number-columns-repeated="2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E61])" office:value-type="float" office:value="970.075757575758" calcext:value-type="float">
            <text:p>970.0757575758</text:p>
          </table:table-cell>
          <table:table-cell table:style-name="ce58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Hasmik K</text:p>
          </table:table-cell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reg</text:p>
          </table:table-cell>
          <table:table-cell table:formula="of:=SUM([.B61:.F61])" office:value-type="float" office:value="970.075757575758" calcext:value-type="float">
            <text:p>970.075757575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0:.E61])" office:value-type="float" office:value="970.075757575758" calcext:value-type="float">
            <text:p>970.0757575758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table:style-name="ce65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table:style-name="ce65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84"/>
          <table:table-cell table:number-columns-repeated="4"/>
          <table:table-cell table:style-name="ce26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34]/24" office:value-type="float" office:value="479.166666666667" calcext:value-type="float">
            <text:p>479.1666666667</text:p>
          </table:table-cell>
          <table:table-cell table:formula="of:=[.C34]/22" office:value-type="float" office:value="490.909090909091" calcext:value-type="float">
            <text:p>490.9090909091</text:p>
          </table:table-cell>
          <table:table-cell table:formula="of:=[.D34]/20" office:value-type="float" office:value="0" calcext:value-type="float">
            <text:p>0</text:p>
          </table:table-cell>
          <table:table-cell table:formula="of:=[.E34]/23" office:value-type="float" office:value="0" calcext:value-type="float">
            <text:p>0</text:p>
          </table:table-cell>
          <table:table-cell table:formula="of:=[.F34]/22" office:value-type="float" office:value="0" calcext:value-type="float">
            <text:p>0</text:p>
          </table:table-cell>
          <table:table-cell table:style-name="ce26" table:formula="of:=SUM([.G35:.G60])" office:value-type="float" office:value="21820.8333333333" calcext:value-type="float">
            <text:p>21820.8333333333</text:p>
          </table:table-cell>
          <table:table-cell office:value-type="string" calcext:value-type="string">
            <text:p>Artsvi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8:37:22.184087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14T18:37:51.223087724</dc:date>
    <meta:editing-duration>P13DT8H21M17S</meta:editing-duration>
    <meta:editing-cycles>3730</meta:editing-cycles>
    <meta:generator>LibreOffice/4.2.8.2$Linux_X86_64 LibreOffice_project/420m0$Build-2</meta:generator>
    <meta:document-statistic meta:table-count="24" meta:cell-count="11474" meta:object-count="0"/>
  </office:meta>
</office:document-meta>
</file>